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14cm" fo:min-width="5.512cm"/>
    </style:style>
    <style:style style:name="gr2" style:family="graphic" style:parent-style-name="standard">
      <style:graphic-properties draw:textarea-horizontal-align="justify" draw:textarea-vertical-align="middle" draw:auto-grow-height="false" fo:min-height="0.821cm" fo:min-width="3.72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8cm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0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5.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8.5cm" svg:height="3.2cm" svg:x="6.1cm" svg:y="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8.5cm" svg:height="3.2cm" svg:x="5.8cm" svg:y="25.3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7cm" svg:height="1.7cm" svg:x="6.8cm" svg:y="4.9cm">
          <text:p text:style-name="P1">Pobierz star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3" draw:id="id3" draw:layer="layout" svg:width="6.7cm" svg:height="1.7cm" svg:x="6.4cm" svg:y="7.2cm">
          <text:p text:style-name="P1">Pobierz stop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4" draw:id="id4" draw:layer="layout" svg:width="4.3cm" svg:height="1.6cm" svg:x="7.8cm" svg:y="9.9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4.3cm" svg:height="1.6cm" svg:x="7.4cm" svg:y="12.3cm">
          <text:p text:style-name="P1">i = start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2.8cm" svg:height="2.4cm" svg:x="8.1cm" svg:y="15.7cm">
          <text:p text:style-name="P1">i &lt; 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line" svg:x1="10.35cm" svg:y1="4.2cm" svg:x2="10.15cm" svg:y2="4.9cm" draw:start-shape="id1" draw:start-glue-point="8" draw:end-shape="id2" svg:d="M10350 4200l-200 700" svg:viewBox="0 0 201 701">
          <text:p/>
        </draw:connector>
        <draw:connector draw:style-name="gr5" draw:text-style-name="P2" draw:layer="layout" draw:type="line" svg:x1="10.15cm" svg:y1="6.6cm" svg:x2="9.75cm" svg:y2="7.2cm" draw:start-shape="id2" draw:start-glue-point="8" draw:end-shape="id3" svg:d="M10150 6600l-400 600" svg:viewBox="0 0 401 601">
          <text:p/>
        </draw:connector>
        <draw:connector draw:style-name="gr5" draw:text-style-name="P2" draw:layer="layout" draw:type="line" svg:x1="9.75cm" svg:y1="8.9cm" svg:x2="9.95cm" svg:y2="9.9cm" draw:start-shape="id3" draw:start-glue-point="8" draw:end-shape="id4" svg:d="M9750 8900l200 1000" svg:viewBox="0 0 201 1001">
          <text:p/>
        </draw:connector>
        <draw:connector draw:style-name="gr5" draw:text-style-name="P2" draw:layer="layout" draw:type="line" svg:x1="9.95cm" svg:y1="11.5cm" svg:x2="9.55cm" svg:y2="12.3cm" draw:start-shape="id4" draw:start-glue-point="2" draw:end-shape="id5" svg:d="M9950 11500l-400 800" svg:viewBox="0 0 401 801">
          <text:p/>
        </draw:connector>
        <draw:connector draw:style-name="gr5" draw:text-style-name="P2" xml:id="id11" draw:id="id11" draw:layer="layout" draw:type="line" svg:x1="9.55cm" svg:y1="13.9cm" svg:x2="9.5cm" svg:y2="15.7cm" draw:start-shape="id5" draw:start-glue-point="2" draw:end-shape="id6" draw:end-glue-point="4" svg:d="M9550 13900l-50 1800" svg:viewBox="0 0 51 1801">
          <text:p/>
        </draw:connector>
        <draw:custom-shape draw:style-name="gr6" draw:text-style-name="P1" xml:id="id7" draw:id="id7" draw:layer="layout" svg:width="6.4cm" svg:height="1.8cm" svg:x="13.3cm" svg:y="17.7cm">
          <text:p text:style-name="P1">Suma = suma + 1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6.7cm" svg:height="1.7cm" svg:x="1.4cm" svg:y="17.9cm">
          <text:p text:style-name="P1">Drukuj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10.9cm" svg:y1="16.9cm" svg:x2="13.3cm" svg:y2="18.6cm" draw:start-shape="id6" draw:start-glue-point="7" draw:end-shape="id7" svg:d="M10900 16900h1201v1700h1199" svg:viewBox="0 0 2401 1701">
          <text:p text:style-name="P1">TAK</text:p>
        </draw:connector>
        <draw:connector draw:style-name="gr7" draw:text-style-name="P2" draw:layer="layout" svg:x1="8.1cm" svg:y1="16.9cm" svg:x2="4.75cm" svg:y2="17.9cm" draw:start-shape="id6" draw:start-glue-point="5" draw:end-shape="id8" draw:end-glue-point="5" svg:d="M8100 16900h-3350v1000" svg:viewBox="0 0 3351 1001">
          <text:p text:style-name="P1">NIE</text:p>
        </draw:connector>
        <draw:connector draw:style-name="gr5" draw:text-style-name="P2" draw:layer="layout" draw:type="line" svg:x1="4.75cm" svg:y1="19.6cm" svg:x2="10.05cm" svg:y2="25.3cm" draw:start-shape="id8" draw:start-glue-point="8" draw:end-shape="id9" draw:end-glue-point="4" svg:d="M4750 19600l5300 5700" svg:viewBox="0 0 5301 5701">
          <text:p/>
        </draw:connector>
        <draw:custom-shape draw:style-name="gr6" draw:text-style-name="P1" xml:id="id10" draw:id="id10" draw:layer="layout" svg:width="6.4cm" svg:height="1.8cm" svg:x="13.1cm" svg:y="21.3cm">
          <text:p text:style-name="P1">i = i + 2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6.5cm" svg:y1="19.5cm" svg:x2="16.3cm" svg:y2="21.3cm" draw:start-shape="id7" draw:start-glue-point="2" draw:end-shape="id10" svg:d="M16500 19500l-200 1800" svg:viewBox="0 0 201 1801">
          <text:p/>
        </draw:connector>
        <draw:connector draw:style-name="gr5" draw:text-style-name="P2" draw:layer="layout" svg:x1="19.5cm" svg:y1="22.2cm" svg:x2="9.525cm" svg:y2="14.8cm" draw:start-shape="id10" draw:start-glue-point="1" draw:end-shape="id11" draw:end-glue-point="0" svg:d="M19500 22200h501v-7400h-10476" svg:viewBox="0 0 10477 7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1:34:49.327625149</meta:creation-date>
    <dc:date>2019-11-14T12:11:01.453033813</dc:date>
    <meta:editing-duration>PT8M36S</meta:editing-duration>
    <meta:editing-cycles>3</meta:editing-cycles>
    <meta:generator>LibreOffice/6.0.7.3$Linux_X86_64 LibreOffice_project/00m0$Build-3</meta:generator>
    <meta:document-statistic meta:object-count="20"/>
  </office:meta>
</office:document-meta>
</file>